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marker-end="Arrow" draw:fill="none" draw:textarea-horizontal-align="justify" draw:textarea-vertical-align="middle" draw:auto-grow-height="false" draw:fit-to-size="shrink-to-fit" fo:padding-top="0cm" fo:padding-bottom="0cm" fo:padding-left="0cm" fo:padding-right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4.6cm" svg:height="7cm" svg:x="21.6cm" svg:y="3.4cm">
            <text:p text:style-name="P1">Pipe[0]</text:p>
            <text:p text:style-name="P1">Read 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2.4cm" svg:height="2cm" svg:x="12.65cm" svg:y="6cm">
              <text:p/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path draw:style-name="gr3" draw:text-style-name="P1" draw:layer="layout" svg:width="13.699cm" svg:height="2.71cm" svg:x="7.3cm" svg:y="5.589cm" svg:viewBox="0 0 13700 2711" svg:d="M13675 1417c14-709-326-1303-747-1307-4035-36-8071-73-12106-110-421-4-783 584-796 1293s326 1304 747 1308c4035 37 8071 73 12106 110 421 4 783-585 796-1294zM13700 117zM0 2594z">
                <text:p/>
              </draw:path>
              <draw:path draw:style-name="gr4" draw:text-style-name="P2" draw:layer="layout" svg:width="13.699cm" svg:height="2.6cm" svg:x="7.3cm" svg:y="5.699cm" svg:viewBox="0 0 13700 2601" svg:d="M13675 1307c14-709-326-1303-747-1307-419-4-782 584-796 1293-13 709 328 1304 747 1308 421 4 783-585 796-1294zM13700 7zM0 2483z">
                <text:p text:style-name="P2"><text:span text:style-name="T1">PIPE</text:span></text:p>
              </draw:path>
            </draw:g>
            <draw:custom-shape draw:style-name="gr2" draw:text-style-name="P1" draw:layer="layout" svg:width="2.4cm" svg:height="2cm" svg:x="8.15cm" svg:y="6cm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0.45cm" svg:y="6cm">
              <text:p/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4.85cm" svg:y="6cm">
              <text:p/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2.4cm" svg:height="2cm" svg:x="17.05cm" svg:y="6cm">
              <text:p/>
    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5" draw:text-style-name="P3" draw:layer="layout" svg:width="5.548cm" svg:height="1.204cm" svg:x="12.076cm" svg:y="3.9cm">
            <draw:text-box>
              <text:p text:style-name="P3"><text:span text:style-name="T2">Undirectional</text:span></text:p>
            </draw:text-box>
          </draw:frame>
          <draw:frame draw:style-name="gr6" draw:text-style-name="P4" draw:layer="layout" svg:width="7.3cm" svg:height="1.3cm" svg:x="11.2cm" svg:y="12.3cm">
            <draw:text-box>
              <text:p text:style-name="P4"><text:span text:style-name="T2">Buffer Size(bytes)</text:span></text:p>
            </draw:text-box>
          </draw:frame>
          <draw:custom-shape draw:style-name="gr7" draw:text-style-name="P1" draw:layer="layout" svg:width="5.9cm" svg:height="2.8cm" svg:x="11.9cm" svg:y="14.3cm">
            <text:p text:style-name="P1">Linux</text:p>
            <text:p text:style-name="P1">2.6.11</text:p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" draw:text-style-name="P1" draw:layer="layout" svg:width="4.6cm" svg:height="7cm" svg:x="2cm" svg:y="3.4cm">
            <text:p text:style-name="P1">Pipe[1]</text:p>
            <text:p text:style-name="P1">Write 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2.4cm" svg:height="1.3cm" svg:x="9.475cm" svg:y="15.075cm">
            <draw:text-box>
              <text:p text:style-name="P4"><text:span text:style-name="T2">4096</text:span></text:p>
            </draw:text-box>
          </draw:frame>
          <draw:frame draw:style-name="gr6" draw:text-style-name="P4" draw:layer="layout" svg:width="3.025cm" svg:height="1.3cm" svg:x="17.875cm" svg:y="15.025cm">
            <draw:text-box>
              <text:p text:style-name="P4"><text:span text:style-name="T2">6553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2:17:19.894564223</meta:creation-date>
    <meta:generator>LibreOffice/4.2.3.3$Linux_x86 LibreOffice_project/420m0$Build-3</meta:generator>
    <dc:date>2015-04-28T14:09:14.938173588</dc:date>
    <meta:editing-duration>PT1H38M39S</meta:editing-duration>
    <meta:editing-cycles>3</meta:editing-cycles>
    <meta:document-statistic meta:object-count="17"/>
  </office:meta>
</office:document-meta>
</file>